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F000001F7692D6FB7.png" manifest:media-type="image/png"/>
  <manifest:file-entry manifest:full-path="Pictures/100000000000019700000203FB94AA18.png" manifest:media-type="image/png"/>
  <manifest:file-entry manifest:full-path="Pictures/10000000000000C100000135610E34CB.png" manifest:media-type="image/png"/>
  <manifest:file-entry manifest:full-path="Pictures/10000000000000B3000001FDD5346462.png" manifest:media-type="image/png"/>
  <manifest:file-entry manifest:full-path="Pictures/1000000000000130000000A179A7C1F9.png" manifest:media-type="image/png"/>
  <manifest:file-entry manifest:full-path="Pictures/1000000000000173000001AF904BCCCC.png" manifest:media-type="image/png"/>
  <manifest:file-entry manifest:full-path="Pictures/100000000000015700000180BD447317.png" manifest:media-type="image/png"/>
  <manifest:file-entry manifest:full-path="Pictures/10000000000000D60000009A46E9D5A3.png" manifest:media-type="image/png"/>
  <manifest:file-entry manifest:full-path="Pictures/100000000000009F000001E7D26F4EE0.png" manifest:media-type="image/png"/>
  <manifest:file-entry manifest:full-path="Pictures/100000000000020E00000203C7D0D70C.png" manifest:media-type="image/png"/>
  <manifest:file-entry manifest:full-path="Pictures/1000000000000117000000DFDCAC5810.png" manifest:media-type="image/png"/>
  <manifest:file-entry manifest:full-path="Pictures/100000000000006700000096DC1406AA.png" manifest:media-type="image/png"/>
  <manifest:file-entry manifest:full-path="Pictures/1000000000000193000000E8ABF54713.png" manifest:media-type="image/png"/>
  <manifest:file-entry manifest:full-path="Pictures/100000000000019E00000144301DE23F.png" manifest:media-type="image/png"/>
  <manifest:file-entry manifest:full-path="Pictures/100000000000012100000195C50A4306.png" manifest:media-type="image/png"/>
  <manifest:file-entry manifest:full-path="Pictures/100000000000012D000001167F16302F.png" manifest:media-type="image/png"/>
  <manifest:file-entry manifest:full-path="Pictures/10000000000001A2000001346704397C.png" manifest:media-type="image/png"/>
  <manifest:file-entry manifest:full-path="Pictures/2000002A00000421000002E32D0C666F.svm" manifest:media-type=""/>
  <manifest:file-entry manifest:full-path="Pictures/10000000000000BD0000013029C5EBBB.png" manifest:media-type="image/png"/>
  <manifest:file-entry manifest:full-path="Pictures/10000000000001AE0000021807123DA5.png" manifest:media-type="image/png"/>
  <manifest:file-entry manifest:full-path="Pictures/10000000000000D30000012B8687B6E0.png" manifest:media-type="image/png"/>
  <manifest:file-entry manifest:full-path="Pictures/10000000000000EF0000003C6B7737EC.png" manifest:media-type="image/png"/>
  <manifest:file-entry manifest:full-path="Pictures/1000000000000155000001009DCFE9D8.png" manifest:media-type="image/png"/>
  <manifest:file-entry manifest:full-path="Pictures/10000000000001680000015E502F238E.png" manifest:media-type="image/png"/>
  <manifest:file-entry manifest:full-path="Pictures/10000000000000E00000008F7A4C4578.png" manifest:media-type="image/png"/>
  <manifest:file-entry manifest:full-path="Pictures/1000000000000187000000ED2EFACE66.png" manifest:media-type="image/png"/>
  <manifest:file-entry manifest:full-path="Pictures/10000000000000E5000000254EF22385.png" manifest:media-type="image/png"/>
  <manifest:file-entry manifest:full-path="Pictures/100000000000005D0000005D7AC619BD.png" manifest:media-type="image/png"/>
  <manifest:file-entry manifest:full-path="Pictures/100000000000010A000000F3958AF4E6.png" manifest:media-type="image/png"/>
  <manifest:file-entry manifest:full-path="Pictures/10000000000000EC000000E326084457.png" manifest:media-type="image/png"/>
  <manifest:file-entry manifest:full-path="Pictures/100000000000025E0000021A0F519E5B.png" manifest:media-type="image/png"/>
  <manifest:file-entry manifest:full-path="Pictures/10000000000001200000003F34D31EC5.png" manifest:media-type="image/png"/>
  <manifest:file-entry manifest:full-path="Pictures/1000000000000289000001C98D3D233E.png" manifest:media-type="image/png"/>
  <manifest:file-entry manifest:full-path="Pictures/10000000000001330000012AF462AC2A.png" manifest:media-type="image/png"/>
  <manifest:file-entry manifest:full-path="Pictures/10000000000000D4000000E38D3A4149.png" manifest:media-type="image/png"/>
  <manifest:file-entry manifest:full-path="Pictures/10000000000000ED00000187C77BE453.png" manifest:media-type="image/png"/>
  <manifest:file-entry manifest:full-path="Pictures/1000000000000159000002211678BB43.png" manifest:media-type="image/png"/>
  <manifest:file-entry manifest:full-path="Pictures/100000000000012400000045E54B0990.png" manifest:media-type="image/png"/>
  <manifest:file-entry manifest:full-path="Pictures/10000000000000AF0000010506BCE4B0.png" manifest:media-type="image/png"/>
  <manifest:file-entry manifest:full-path="Pictures/10000000000001570000013C4A015A02.png" manifest:media-type="image/png"/>
  <manifest:file-entry manifest:full-path="Pictures/10000000000002220000012AB1B82ED1.png" manifest:media-type="image/png"/>
  <manifest:file-entry manifest:full-path="Pictures/100000000000012B0000018A0F93FEB4.png" manifest:media-type="image/png"/>
  <manifest:file-entry manifest:full-path="Pictures/10000000000001A200000161D00C726F.png" manifest:media-type="image/png"/>
  <manifest:file-entry manifest:full-path="Pictures/100000000000010B000001AF29336BCB.png" manifest:media-type="image/png"/>
  <manifest:file-entry manifest:full-path="Pictures/2000007200000990000002DF30375AC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98cm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TexMathsArgs="16§display§I = \frac{dQ}{dt} = C\frac{dV}{d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6§display§C = {Q \over 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P3" style:family="paragraph">
      <style:text-properties fo:font-size="18pt"/>
    </style:style>
    <style:style style:name="P4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5" style:family="paragraph">
      <style:text-properties fo:font-family="標楷體" style:font-family-generic="script" style:font-pitch="fixed" fo:font-size="16pt" style:font-family-asian="標楷體" style:font-family-generic-asian="script" style:font-pitch-asian="fixed" style:font-size-asian="16pt" style:font-size-complex="16pt"/>
    </style:style>
    <style:style style:name="T1" style:family="text">
      <style:text-properties fo:font-family="標楷體" style:font-family-generic="script" style:font-pitch="fixed" fo:font-size="16pt" style:font-family-asian="標楷體" style:font-family-generic-asian="script" style:font-pitch-asian="fixe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draw:style-name="gr1" draw:text-style-name="P1" draw:layer="layout" svg:width="14.445cm" svg:height="7.884cm" svg:x="1.8cm" svg:y="6.2cm">
          <draw:image xlink:href="Pictures/10000000000002220000012AB1B82ED1.png" xlink:type="simple" xlink:show="embed" xlink:actuate="onLoad">
            <text:p/>
          </draw:image>
        </draw:frame>
        <draw:frame draw:style-name="gr1" draw:text-style-name="P1" draw:layer="layout" svg:width="2.459cm" svg:height="2.459cm" svg:x="16.8cm" svg:y="8.4cm">
          <draw:image xlink:href="Pictures/100000000000005D0000005D7AC619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7.645cm" svg:height="10.715cm" svg:x="16cm" svg:y="4.8cm">
          <draw:image xlink:href="Pictures/100000000000012100000195C50A4306.png" xlink:type="simple" xlink:show="embed" xlink:actuate="onLoad">
            <text:p/>
          </draw:image>
        </draw:frame>
        <draw:frame draw:style-name="gr1" draw:text-style-name="P1" draw:layer="layout" svg:width="10.662cm" svg:height="6.137cm" svg:x="2.6cm" svg:y="7.8cm">
          <draw:image xlink:href="Pictures/1000000000000193000000E8ABF54713.png" xlink:type="simple" xlink:show="embed" xlink:actuate="onLoad">
            <text:p/>
          </draw:image>
        </draw:frame>
        <draw:frame draw:style-name="gr3" draw:layer="layout" svg:width="6.677cm" svg:height="1.047cm" svg:x="4.923cm" svg:y="15.4cm">
          <draw:text-box>
            <text:p>(a) 馬達的構造示意圖</text:p>
          </draw:text-box>
        </draw:frame>
        <draw:frame draw:style-name="gr3" draw:layer="layout" svg:width="7.312cm" svg:height="1.047cm" svg:x="16.4cm" svg:y="15.353cm">
          <draw:text-box>
            <text:p>(b) 發電機的構造示意圖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draw:style-name="gr1" draw:text-style-name="P1" draw:layer="layout" svg:width="8.042cm" svg:height="4.259cm" svg:x="2.258cm" svg:y="10.841cm">
          <draw:image xlink:href="Pictures/1000000000000130000000A179A7C1F9.png" xlink:type="simple" xlink:show="embed" xlink:actuate="onLoad">
            <text:p/>
          </draw:image>
        </draw:frame>
        <draw:frame draw:style-name="gr4" draw:layer="layout" svg:width="9.4cm" svg:height="1.048cm" svg:x="2.1cm" svg:y="15.452cm">
          <draw:text-box>
            <text:p>修正後的馬克士威-安培方程式</text:p>
          </draw:text-box>
        </draw:frame>
        <draw:frame draw:style-name="gr1" draw:text-style-name="P1" draw:layer="layout" svg:width="5.661cm" svg:height="4.074cm" svg:x="2.239cm" svg:y="5.1cm">
          <draw:image xlink:href="Pictures/10000000000000D60000009A46E9D5A3.png" xlink:type="simple" xlink:show="embed" xlink:actuate="onLoad">
            <text:p/>
          </draw:image>
        </draw:frame>
        <draw:frame draw:style-name="gr4" draw:layer="layout" svg:width="6.782cm" svg:height="1.048cm" svg:x="2.118cm" svg:y="9.374cm">
          <draw:text-box>
            <text:p>原安培定律的方程式</text:p>
          </draw:text-box>
        </draw:frame>
        <draw:frame draw:style-name="gr1" draw:text-style-name="P1" draw:layer="layout" svg:width="7.619cm" svg:height="1.666cm" svg:x="13.181cm" svg:y="11.068cm">
          <draw:image xlink:href="Pictures/10000000000001200000003F34D31EC5.png" xlink:type="simple" xlink:show="embed" xlink:actuate="onLoad">
            <text:p/>
          </draw:image>
        </draw:frame>
        <draw:frame draw:style-name="gr4" draw:layer="layout" svg:width="3.042cm" svg:height="1.048cm" svg:x="13.2cm" svg:y="9.6cm">
          <draw:text-box>
            <text:p>高斯定律</text:p>
          </draw:text-box>
        </draw:frame>
        <draw:frame draw:style-name="gr1" draw:text-style-name="P1" draw:layer="layout" svg:width="5.926cm" svg:height="3.783cm" svg:x="13.4cm" svg:y="5cm">
          <draw:image xlink:href="Pictures/10000000000000E00000008F7A4C4578.png" xlink:type="simple" xlink:show="embed" xlink:actuate="onLoad">
            <text:p/>
          </draw:image>
        </draw:frame>
        <draw:frame draw:style-name="gr4" draw:layer="layout" svg:width="6.217cm" svg:height="1.048cm" svg:x="12.983cm" svg:y="3.4cm">
          <draw:text-box>
            <text:p>法拉第電磁感應定律</text:p>
          </draw:text-box>
        </draw:frame>
        <draw:frame draw:style-name="gr3" draw:layer="layout" svg:width="1.277cm" svg:height="0.963cm" svg:x="1cm" svg:y="3.4cm">
          <draw:text-box>
            <text:p>(1)</text:p>
          </draw:text-box>
        </draw:frame>
        <draw:frame draw:style-name="gr3" draw:layer="layout" svg:width="1.277cm" svg:height="0.963cm" svg:x="11.723cm" svg:y="3.437cm">
          <draw:text-box>
            <text:p>(2)</text:p>
          </draw:text-box>
        </draw:frame>
        <draw:frame draw:style-name="gr3" draw:layer="layout" svg:width="1.277cm" svg:height="0.963cm" svg:x="11.8cm" svg:y="9.534cm">
          <draw:text-box>
            <text:p>(3)</text:p>
          </draw:text-box>
        </draw:frame>
        <draw:frame draw:style-name="gr4" draw:layer="layout" svg:width="3.042cm" svg:height="1.048cm" svg:x="2.558cm" svg:y="3.4cm">
          <draw:text-box>
            <text:p>安培定律</text:p>
          </draw:text-box>
        </draw:frame>
        <draw:frame draw:style-name="gr1" draw:text-style-name="P1" draw:layer="layout" svg:width="6.323cm" svg:height="1.587cm" svg:x="13.2cm" svg:y="14.9cm">
          <draw:image xlink:href="Pictures/10000000000000EF0000003C6B7737EC.png" xlink:type="simple" xlink:show="embed" xlink:actuate="onLoad">
            <text:p/>
          </draw:image>
        </draw:frame>
        <draw:frame draw:style-name="gr3" draw:layer="layout" svg:width="1.277cm" svg:height="0.963cm" svg:x="11.8cm" svg:y="13.537cm">
          <draw:text-box>
            <text:p>(4)</text:p>
          </draw:text-box>
        </draw:frame>
        <draw:frame draw:style-name="gr4" draw:layer="layout" svg:width="8.077cm" svg:height="1.048cm" svg:x="13.223cm" svg:y="13.652cm">
          <draw:text-box>
            <text:p>高斯磁場定律 (自然定律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draw:style-name="gr1" draw:text-style-name="P1" draw:layer="layout" svg:width="7.037cm" svg:height="6.428cm" svg:x="1.8cm" svg:y="3.572cm">
          <draw:image xlink:href="Pictures/100000000000010A000000F3958AF4E6.png" xlink:type="simple" xlink:show="embed" xlink:actuate="onLoad">
            <text:p/>
          </draw:image>
        </draw:frame>
        <draw:frame draw:style-name="gr1" draw:text-style-name="P1" draw:layer="layout" svg:width="4.629cm" svg:height="6.905cm" svg:x="10.2cm" svg:y="3.295cm">
          <draw:image xlink:href="Pictures/10000000000000AF0000010506BCE4B0.png" xlink:type="simple" xlink:show="embed" xlink:actuate="onLoad">
            <text:p/>
          </draw:image>
        </draw:frame>
        <draw:frame draw:style-name="gr1" draw:text-style-name="P1" draw:layer="layout" svg:width="7.963cm" svg:height="7.354cm" svg:x="16.437cm" svg:y="3.2cm">
          <draw:image xlink:href="Pictures/100000000000012D000001167F163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draw:style-name="gr1" draw:text-style-name="P1" draw:layer="layout" svg:width="13.916cm" svg:height="13.625cm" svg:x="0.8cm" svg:y="4.016cm">
          <draw:image xlink:href="Pictures/100000000000020E00000203C7D0D70C.png" xlink:type="simple" xlink:show="embed" xlink:actuate="onLoad">
            <text:p/>
          </draw:image>
        </draw:frame>
        <draw:frame draw:style-name="gr1" draw:text-style-name="P1" draw:layer="layout" svg:width="10.768cm" svg:height="13.625cm" svg:x="15.2cm" svg:y="4cm">
          <draw:image xlink:href="Pictures/100000000000019700000203FB94A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6.033cm" svg:height="14.234cm" svg:x="3.167cm" svg:y="4.966cm">
          <draw:image xlink:href="Pictures/100000000000025E0000021A0F519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draw:style-name="gr1" draw:text-style-name="P1" draw:layer="layout" svg:width="7.381cm" svg:height="5.899cm" svg:x="16.819cm" svg:y="0.8cm">
          <draw:image xlink:href="Pictures/1000000000000117000000DFDCAC5810.png" xlink:type="simple" xlink:show="embed" xlink:actuate="onLoad">
            <text:p/>
          </draw:image>
        </draw:frame>
        <draw:frame draw:style-name="gr1" draw:text-style-name="P1" draw:layer="layout" svg:width="9cm" svg:height="12.581cm" svg:x="7cm" svg:y="1.419cm">
          <draw:image xlink:href="Pictures/10000000000001AE0000021807123DA5.png" xlink:type="simple" xlink:show="embed" xlink:actuate="onLoad">
            <text:p/>
          </draw:image>
        </draw:frame>
        <draw:frame draw:style-name="gr1" draw:text-style-name="P1" draw:layer="layout" svg:width="4.4cm" svg:height="13.2cm" svg:x="1.6cm" svg:y="1cm">
          <draw:image xlink:href="Pictures/10000000000000B3000001FDD5346462.png" xlink:type="simple" xlink:show="embed" xlink:actuate="onLoad">
            <text:p/>
          </draw:image>
        </draw:frame>
        <draw:frame draw:style-name="gr1" draw:text-style-name="P1" draw:layer="layout" svg:width="7.274cm" svg:height="8.4cm" svg:x="16.8cm" svg:y="6.6cm">
          <draw:image xlink:href="Pictures/100000000000015700000180BD447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伏打電堆</text:p>
          </draw:text-box>
        </draw:frame>
        <draw:frame draw:style-name="gr1" draw:text-style-name="P1" draw:layer="layout" svg:width="7.91cm" svg:height="10.424cm" svg:x="1.4cm" svg:y="4.8cm">
          <draw:image xlink:href="Pictures/100000000000012B0000018A0F93FEB4.png" xlink:type="simple" xlink:show="embed" xlink:actuate="onLoad">
            <text:p/>
          </draw:image>
        </draw:frame>
        <draw:frame draw:style-name="gr1" draw:text-style-name="P1" draw:layer="layout" svg:width="10.953cm" svg:height="8.572cm" svg:x="10.4cm" svg:y="4.8cm">
          <draw:image xlink:href="Pictures/100000000000019E00000144301DE2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0.744cm" svg:height="7.8cm" svg:x="1.656cm" svg:y="5.6cm">
          <draw:image xlink:href="Pictures/1000000000000187000000ED2EFACE66.png" xlink:type="simple" xlink:show="embed" xlink:actuate="onLoad">
            <text:p/>
          </draw:image>
        </draw:frame>
        <draw:frame draw:style-name="gr1" draw:text-style-name="P1" draw:layer="layout" svg:width="9.074cm" svg:height="8.36cm" svg:x="14.726cm" svg:y="4.84cm">
          <draw:image xlink:href="Pictures/10000000000001570000013C4A015A02.png" xlink:type="simple" xlink:show="embed" xlink:actuate="onLoad">
            <text:p/>
          </draw:image>
        </draw:frame>
        <draw:frame draw:style-name="gr1" draw:text-style-name="P1" draw:layer="layout" svg:width="6.6cm" svg:height="6.8cm" svg:x="7.8cm" svg:y="5cm">
          <draw:image xlink:href="Pictures/1000000000000173000001AF904BCC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alvanic cell</text:p>
          </draw:text-box>
        </draw:frame>
        <draw:frame draw:style-name="gr1" draw:text-style-name="P1" draw:layer="layout" svg:width="8.4cm" svg:height="2.4cm" svg:x="13.6cm" svg:y="6cm">
          <draw:image xlink:href="Pictures/100000000000012400000045E54B0990.png" xlink:type="simple" xlink:show="embed" xlink:actuate="onLoad">
            <text:p/>
          </draw:image>
        </draw:frame>
        <draw:frame draw:style-name="gr1" draw:text-style-name="P1" draw:layer="layout" svg:width="7.626cm" svg:height="1.2cm" svg:x="13.774cm" svg:y="10.5cm">
          <draw:image xlink:href="Pictures/10000000000000E5000000254EF22385.png" xlink:type="simple" xlink:show="embed" xlink:actuate="onLoad">
            <text:p/>
          </draw:image>
        </draw:frame>
        <draw:frame draw:style-name="gr5" draw:text-style-name="P3" draw:layer="layout" svg:width="8.626cm" svg:height="0.964cm" svg:x="13.7cm" svg:y="11.936cm">
          <draw:text-box>
            <text:p text:style-name="P3">+0.34 V − (−0.76 V) = 1.10 V</text:p>
          </draw:text-box>
        </draw:frame>
        <draw:frame draw:style-name="gr1" draw:text-style-name="P1" draw:layer="layout" svg:width="9.524cm" svg:height="9.259cm" svg:x="3.4cm" svg:y="4.741cm">
          <draw:image xlink:href="Pictures/10000000000001680000015E502F238E.png" xlink:type="simple" xlink:show="embed" xlink:actuate="onLoad">
            <text:p/>
          </draw:image>
        </draw:frame>
        <draw:frame draw:style-name="gr3" draw:text-style-name="P5" draw:layer="layout" svg:width="2.204cm" svg:height="0.924cm" svg:x="13.409cm" svg:y="4.742cm">
          <draw:text-box>
            <text:p text:style-name="P4"><text:span text:style-name="T1">半反應</text:span></text:p>
          </draw:text-box>
        </draw:frame>
        <draw:frame draw:style-name="gr3" draw:text-style-name="P5" draw:layer="layout" svg:width="2.204cm" svg:height="0.924cm" svg:x="13.6cm" svg:y="9.453cm">
          <draw:text-box>
            <text:p text:style-name="P5"><text:span text:style-name="T1">總反應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5.608cm" svg:height="6.005cm" svg:x="18.2cm" svg:y="5.795cm">
          <draw:image xlink:href="Pictures/10000000000000D4000000E38D3A4149.png" xlink:type="simple" xlink:show="embed" xlink:actuate="onLoad">
            <text:p/>
          </draw:image>
        </draw:frame>
        <draw:frame draw:style-name="gr1" draw:text-style-name="P1" draw:layer="layout" svg:width="5.582cm" svg:height="7.91cm" svg:x="18.226cm" svg:y="11.8cm">
          <draw:image xlink:href="Pictures/10000000000000D30000012B8687B6E0.png" xlink:type="simple" xlink:show="embed" xlink:actuate="onLoad">
            <text:p/>
          </draw:image>
        </draw:frame>
        <draw:frame draw:style-name="gr1" draw:text-style-name="P1" draw:layer="layout" svg:width="17.17cm" svg:height="12.09cm" svg:x="1.048cm" svg:y="5.91cm">
          <draw:image xlink:href="Pictures/1000000000000289000001C98D3D2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.724cm" svg:height="3.967cm" svg:x="2.6cm" svg:y="7cm">
          <draw:image xlink:href="Pictures/100000000000006700000096DC1406AA.png" xlink:type="simple" xlink:show="embed" xlink:actuate="onLoad">
            <text:p/>
          </draw:image>
        </draw:frame>
        <draw:frame draw:style-name="gr1" draw:text-style-name="P1" draw:layer="layout" svg:width="7.169cm" svg:height="13.308cm" svg:x="9.831cm" svg:y="3.692cm">
          <draw:image xlink:href="Pictures/100000000000010F000001F7692D6FB7.png" xlink:type="simple" xlink:show="embed" xlink:actuate="onLoad">
            <text:p/>
          </draw:image>
        </draw:frame>
        <draw:frame draw:style-name="gr1" draw:text-style-name="P1" draw:layer="layout" svg:width="7.6cm" svg:height="5.572cm" svg:x="0.4cm" svg:y="11.628cm">
          <draw:image xlink:href="Pictures/1000000000000155000001009DCFE9D8.png" xlink:type="simple" xlink:show="embed" xlink:actuate="onLoad">
            <text:p/>
          </draw:image>
        </draw:frame>
        <draw:frame draw:style-name="gr1" draw:text-style-name="P1" draw:layer="layout" svg:width="7.4cm" svg:height="12.019cm" svg:x="17.6cm" svg:y="3.781cm">
          <draw:image xlink:href="Pictures/1000000000000159000002211678BB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draw:style-name="gr1" draw:text-style-name="P1" draw:layer="layout" svg:width="5cm" svg:height="8.042cm" svg:x="0.6cm" svg:y="2.2cm">
          <draw:image xlink:href="Pictures/10000000000000BD0000013029C5EBBB.png" xlink:type="simple" xlink:show="embed" xlink:actuate="onLoad">
            <text:p/>
          </draw:image>
        </draw:frame>
        <draw:frame draw:style-name="gr1" draw:text-style-name="P1" draw:layer="layout" svg:width="5.105cm" svg:height="8.175cm" svg:x="6cm" svg:y="2.2cm">
          <draw:image xlink:href="Pictures/10000000000000C100000135610E34CB.png" xlink:type="simple" xlink:show="embed" xlink:actuate="onLoad">
            <text:p/>
          </draw:image>
        </draw:frame>
        <draw:frame draw:style-name="gr6" draw:text-style-name="P1" draw:layer="layout" svg:width="3.914cm" svg:height="1.174cm" svg:x="0.686cm" svg:y="13.026cm">
          <draw:image xlink:href="Pictures/2000007200000990000002DF30375AC7.svm" xlink:type="simple" xlink:show="embed" xlink:actuate="onLoad">
            <text:p/>
          </draw:image>
        </draw:frame>
        <draw:frame draw:style-name="gr1" draw:text-style-name="P1" draw:layer="layout" svg:width="6.243cm" svg:height="6.005cm" svg:x="11.357cm" svg:y="2.2cm">
          <draw:image xlink:href="Pictures/10000000000000EC000000E326084457.png" xlink:type="simple" xlink:show="embed" xlink:actuate="onLoad">
            <text:p/>
          </draw:image>
        </draw:frame>
        <draw:frame draw:style-name="gr1" draw:text-style-name="P1" draw:layer="layout" svg:width="8.122cm" svg:height="7.884cm" svg:x="17.8cm" svg:y="2.2cm">
          <draw:image xlink:href="Pictures/10000000000001330000012AF462AC2A.png" xlink:type="simple" xlink:show="embed" xlink:actuate="onLoad">
            <text:p/>
          </draw:image>
        </draw:frame>
        <draw:frame draw:style-name="gr1" draw:text-style-name="P1" draw:layer="layout" svg:width="8.6cm" svg:height="6.148cm" svg:x="17.6cm" svg:y="10.652cm">
          <draw:image xlink:href="Pictures/10000000000001A2000001346704397C.png" xlink:type="simple" xlink:show="embed" xlink:actuate="onLoad">
            <text:p/>
          </draw:image>
        </draw:frame>
        <draw:frame draw:style-name="gr1" draw:text-style-name="P1" draw:layer="layout" svg:width="7.859cm" svg:height="6.795cm" svg:x="9.341cm" svg:y="10.205cm">
          <draw:image xlink:href="Pictures/10000000000001A200000161D00C726F.png" xlink:type="simple" xlink:show="embed" xlink:actuate="onLoad">
            <text:p/>
          </draw:image>
        </draw:frame>
        <draw:frame draw:style-name="gr7" draw:text-style-name="P1" draw:layer="layout" svg:width="1.69cm" svg:height="1.181cm" svg:x="0.8cm" svg:y="11.2cm">
          <draw:image xlink:href="Pictures/2000002A00000421000002E32D0C666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7.063cm" svg:height="11.403cm" svg:x="1.8cm" svg:y="7.6cm">
          <draw:image xlink:href="Pictures/100000000000010B000001AF29336BCB.png" xlink:type="simple" xlink:show="embed" xlink:actuate="onLoad">
            <text:p/>
          </draw:image>
        </draw:frame>
        <draw:frame draw:style-name="gr1" draw:text-style-name="P1" draw:layer="layout" svg:width="6.27cm" svg:height="10.344cm" svg:x="9.53cm" svg:y="7.656cm">
          <draw:image xlink:href="Pictures/10000000000000ED00000187C77BE453.png" xlink:type="simple" xlink:show="embed" xlink:actuate="onLoad">
            <text:p/>
          </draw:image>
        </draw:frame>
        <draw:frame draw:style-name="gr1" draw:text-style-name="P1" draw:layer="layout" svg:width="4.206cm" svg:height="12.884cm" svg:x="16.6cm" svg:y="6.2cm">
          <draw:image xlink:href="Pictures/100000000000009F000001E7D26F4E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6T07:50:19.69</meta:creation-date>
    <dc:date>2013-09-28T20:59:10.08</dc:date>
    <meta:editing-duration>PT2H56M40S</meta:editing-duration>
    <meta:editing-cycles>3</meta:editing-cycles>
    <meta:generator>LibreOffice/3.5$Windows_x86 LibreOffice_project/7122e39-92ed229-498d286-15e43b4-d70da21</meta:generator>
    <meta:document-statistic meta:object-count="117"/>
  </office:meta>
</office:document-meta>
</file>